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0000"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ff0000"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P4 - Excuse me. Meenah, "lame" is an a6leist slur, which in this c9ntext is REALLY inappr9priate. Tagging y9ur j9kes with "ir9nic" trigger warnings really d9es n9t excuse the 6ehavi9r. I'll thank y9u t9 refrain fr9m using such terms in the future.</text:p>
      <text:p text:style-name="P1">MP5; HZ1 - *PHWEEEEEEEEEEEEEET!!!*</text:p>
      <text:p text:style-name="P1">H9ld up there, Meenah. The questi9n y9u just asked was in fact a severe micr9aggressi9n against th9se wh9 are stricken with deeply plightened feelings 9f species dysph9ria. Y9ur questi9n was inn9cent en9ugh, s9 I'm n9t a69ut t9 g9 d9wn the peril9us r9ad 9f trigger shaming, 6ut Meenah, my g99dness, what y9u just said was catastr9phically triggering. P99r H9russ here will likely feel triggered f9r weeks 6ecause 9f y9ur th9ughtless questi9n. Hell, even I'm feeling a little triggered 6y it, and I'm n9t even under the impressi9n I'm a h9rse. I think every9ne within earsh9t was triggered 6y that. Y9u feel triggered, right H9russ?</text:p>
      <text:p text:style-name="P1">See? T9tally triggered. N9w let's let the healing 6egin.</text:p>
      <text:p text:style-name="P1">Meenah, his 6elief that he is actually a majestic h99f6east is n9t characterized 6y ch9ice. In fact, it is n9t even a 6elief. It is a FACT, which we must strive t9 respect as FACTUAL, in n9 small part due t9 his hyperimp9rtant feelings a69ut it. Tail9ring factual reality ar9und pe9ple's critical feelings is a c9rnerst9ne 9f Pr96lematics, and failure t9 d9 s9 can 9nly result in the release 9f devastating payl9ads 9f c9rrecti9nal w9rds depl9yed t9 educate, heal, and rhet9rically 9verwhelm.</text:p>
      <text:p text:style-name="P1">When y9u asked "when did y9u decide y9u were a h9rse," y9u implied that he made a ch9ice t9 craft this feature 9f his identity, as 9pp9sed t9 listening carefully t9 the fauna within, heeding the call 9f the l9ng, gh9stly sn9ut his 69dy has tragically denied him, whilst feeling the su6tle tingling 9f his phant9m h9rsey p9steri9r.</text:p>
      <text:p text:style-name="P1">Thank y9u. N9w, y9u kn9w h9w I hate t9 derail c9nversati9ns, 6ut I think this 9ccasi9n calls f9r a th9r9ugh, unrelenting educati9n 9n the t9pic. And n9w I shall 6egin my crushing harangue 9n this delicate su6ject, as thusly:</text:p>
      <text:p text:style-name="P1">6lah 6lah</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9" meta:word-count="340" meta:character-count="2025"/>
    <meta:generator>OpenOffice/4.1.2$Win32 OpenOffice.org_project/412m3$Build-9782</meta:generator>
  </office:meta>
</office:document-meta>
</file>